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Preformatted_20_Text">
      <style:text-properties officeooo:rsid="0018be7b" officeooo:paragraph-rsid="0018be7b"/>
    </style:style>
    <style:style style:name="P5" style:family="paragraph" style:parent-style-name="Preformatted_20_Text">
      <style:text-properties officeooo:rsid="00199850" officeooo:paragraph-rsid="00199850"/>
    </style:style>
    <style:style style:name="P6" style:family="paragraph" style:parent-style-name="Text_20_body">
      <style:text-properties officeooo:rsid="001b807b" officeooo:paragraph-rsid="001b807b"/>
    </style:style>
    <style:style style:name="P7" style:family="paragraph" style:parent-style-name="Text_20_body">
      <style:text-properties officeooo:rsid="001b807b" officeooo:paragraph-rsid="001bfaaf"/>
    </style:style>
    <style:style style:name="T1" style:family="text">
      <style:text-properties officeooo:rsid="0009027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205c" style:font-style-asian="italic" style:font-style-complex="italic"/>
    </style:style>
    <style:style style:name="T4" style:family="text">
      <style:text-properties officeooo:rsid="0017b712"/>
    </style:style>
    <style:style style:name="T5" style:family="text">
      <style:text-properties officeooo:rsid="0018205c"/>
    </style:style>
    <style:style style:name="T6" style:family="text">
      <style:text-properties officeooo:rsid="001d466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<text:span text:style-name="T4">building</text:span>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30_1240435032" text:style-name="Index_20_Link" text:visited-style-name="Index_20_Link">Building the kucomms project<text:tab/>1</text:a></text:p>
          <text:p text:style-name="P3"><text:a xlink:type="simple" xlink:href="#__RefHeading___Toc32_1240435032" text:style-name="Index_20_Link" text:visited-style-name="Index_20_Link">Building the examples<text:tab/>1</text:a></text:p>
          <text:p text:style-name="P3"><text:a xlink:type="simple" xlink:href="#__RefHeading___Toc34_1240435032" text:style-name="Index_20_Link" text:visited-style-name="Index_20_Link">Building your own project<text:tab/>1</text:a></text:p>
          <text:p text:style-name="P3"><text:a xlink:type="simple" xlink:href="#__RefHeading___Toc36_1240435032" text:style-name="Index_20_Link" text:visited-style-name="Index_20_Link">Running your own project<text:tab/>1</text:a></text:p>
        </text:index-body>
      </text:table-of-content>
      <text:h text:style-name="Heading_20_1" text:outline-level="1"><text:bookmark-start text:name="__RefHeading___Toc30_1240435032"/>Building the kucomms project<text:bookmark-end text:name="__RefHeading___Toc30_1240435032"/></text:h>
      <text:p text:style-name="P4">In order to build the kucomms project you will to install some dependencies.</text:p>
      <text:p text:style-name="P4">It will be necessary to install the packages needed to compile a kernel module for your platform, on the Fedora platform the package is called <text:span text:style-name="T3">kernel-devel</text:span><text:span text:style-name="T5">.</text:span></text:p>
      <text:p text:style-name="P4">It will be necessary to install the gcc-c++ compiler and also the standard c++ library libstdc++.</text:p>
      <text:p text:style-name="P4">To build the kucomms project, change to the top level kucomms directory and type <text:span text:style-name="T2">make</text:span>.</text:p>
      <text:p text:style-name="P5">During the build process, the kucomms kernel module will be built and the kucomms userspace library will be built.</text:p>
      <text:p text:style-name="P5">The next step is to type <text:span text:style-name="T2">sudo make install</text:span>. This step will install the userspace library and header files onto the host machine.</text:p>
      <text:p text:style-name="P5">The final step is to type <text:span text:style-name="T2">sudo make depmod</text:span>. This step will install the kernel module into the correct location on the host machine.</text:p>
      <text:h text:style-name="Heading_20_1" text:outline-level="1"><text:bookmark-start text:name="__RefHeading___Toc32_1240435032"/>Building the examples<text:bookmark-end text:name="__RefHeading___Toc32_1240435032"/></text:h>
      <text:p text:style-name="P6">In order to build the examples it is necessary to first perform the <text:span text:style-name="T2">make</text:span> and <text:span text:style-name="T2">sudo make install</text:span> steps mentioned above.</text:p>
      <text:p text:style-name="P6">In order to build the examples type <text:span text:style-name="T2">make examples</text:span>.</text:p>
      <text:h text:style-name="Heading_20_1" text:outline-level="1"><text:bookmark-start text:name="__RefHeading___Toc34_1240435032"/>Building your own project<text:bookmark-end text:name="__RefHeading___Toc34_1240435032"/></text:h>
      <text:p text:style-name="P7">In order to build <text:span text:style-name="T6">your own project</text:span> it is necessary to first perform the <text:span text:style-name="T2">make</text:span> and <text:span text:style-name="T2">sudo make install</text:span> steps mentioned above.</text:p>
      <text:h text:style-name="Heading_20_1" text:outline-level="1"><text:bookmark-start text:name="__RefHeading___Toc36_1240435032"/>Running your own project<text:bookmark-end text:name="__RefHeading___Toc36_1240435032"/></text:h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22T03:32:21.038779860</dc:date>
    <meta:editing-duration>PT1H55M17S</meta:editing-duration>
    <meta:editing-cycles>22</meta:editing-cycles>
    <meta:generator>LibreOffice/7.6.4.1$Linux_X86_64 LibreOffice_project/60$Build-1</meta:generator>
    <meta:document-statistic meta:table-count="0" meta:image-count="0" meta:object-count="0" meta:page-count="1" meta:paragraph-count="20" meta:word-count="228" meta:character-count="1319" meta:non-whitespace-character-count="1111"/>
  </office:meta>
</office:document-meta>
</file>